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38f7"/>
    </style:style>
    <style:style style:name="P2" style:family="paragraph" style:parent-style-name="Standard">
      <style:text-properties officeooo:paragraph-rsid="000dcfa2"/>
    </style:style>
    <style:style style:name="P3" style:family="paragraph" style:parent-style-name="Standard">
      <style:text-properties style:text-underline-style="none" fo:font-weight="normal" officeooo:paragraph-rsid="001ec30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paragraph-rsid="00151bf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paragraph-rsid="0017ddd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paragraph-rsid="0019152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16f65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01f5dda" style:font-weight-asian="normal" style:font-weight-complex="normal"/>
    </style:style>
    <style:style style:name="P9" style:family="paragraph" style:parent-style-name="Standard">
      <style:text-properties fo:font-weight="normal" officeooo:paragraph-rsid="000a38f7" style:font-weight-asian="normal" style:font-weight-complex="normal"/>
    </style:style>
    <style:style style:name="P10" style:family="paragraph" style:parent-style-name="Standard">
      <style:text-properties fo:font-weight="normal" officeooo:paragraph-rsid="001ec309" style:font-weight-asian="normal" style:font-weight-complex="normal"/>
    </style:style>
    <style:style style:name="P11" style:family="paragraph" style:parent-style-name="Standard">
      <style:text-properties fo:font-weight="normal" officeooo:paragraph-rsid="000dcfa2" style:font-weight-asian="normal" style:font-weight-complex="normal"/>
    </style:style>
    <style:style style:name="P12" style:family="paragraph" style:parent-style-name="Standard">
      <style:text-properties fo:font-weight="normal" officeooo:paragraph-rsid="00130d96" style:font-weight-asian="normal" style:font-weight-complex="normal"/>
    </style:style>
    <style:style style:name="P13" style:family="paragraph" style:parent-style-name="Standard">
      <style:text-properties fo:font-weight="normal" officeooo:paragraph-rsid="000e3865" style:font-weight-asian="normal" style:font-weight-complex="normal"/>
    </style:style>
    <style:style style:name="P14" style:family="paragraph" style:parent-style-name="Standard">
      <style:text-properties fo:font-weight="normal" officeooo:paragraph-rsid="00171f00" style:font-weight-asian="normal" style:font-weight-complex="normal"/>
    </style:style>
    <style:style style:name="P15" style:family="paragraph" style:parent-style-name="Standard">
      <style:text-properties fo:font-weight="normal" officeooo:paragraph-rsid="000e93cb" style:font-weight-asian="normal" style:font-weight-complex="normal"/>
    </style:style>
    <style:style style:name="P16" style:family="paragraph" style:parent-style-name="Standard">
      <style:text-properties fo:font-weight="normal" officeooo:paragraph-rsid="0010a19f" style:font-weight-asian="normal" style:font-weight-complex="normal"/>
    </style:style>
    <style:style style:name="P17" style:family="paragraph" style:parent-style-name="Standard">
      <style:text-properties fo:font-weight="normal" officeooo:paragraph-rsid="0014b5b5" style:font-weight-asian="normal" style:font-weight-complex="normal"/>
    </style:style>
    <style:style style:name="P18" style:family="paragraph" style:parent-style-name="Standard">
      <style:text-properties fo:font-weight="normal" officeooo:paragraph-rsid="00151bf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218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ESSOA(<text:span text:style-name="T1">Matricula</text:span>, Dt Mat, Cpf, Num_Idt, OrgaoExp_Idt, NomeComp, Dt_Nasc, Sexo, Login, Senha, IdEnd)</text:p>
      <text:p text:style-name="P10">PESSOA(IdEnd) REFERENCES ENDERECO(IdEnd)</text:p>
      <text:p text:style-name="P9"/>
      <text:p text:style-name="P11">COORDENADOR(<text:span text:style-name="T1">Mat</text:span>, Salario, CodInst)</text:p>
      <text:p text:style-name="P11">COORDENADOR(Mat) REFERENCES PESSOA(Matricula)</text:p>
      <text:p text:style-name="P12">COORDENADOR(CodInst) REFERENCES INSTITUTO(CodInst)</text:p>
      <text:p text:style-name="P11"/>
      <text:p text:style-name="P11">TECNICO_ADM(<text:span text:style-name="T1">Mat</text:span>, Salario, Funcao, CodInst)</text:p>
      <text:p text:style-name="P11">TECNICO_ADM(Mat) REFERENCES PESSOA(Matricula)</text:p>
      <text:p text:style-name="P12">TECNICO_ADM(CodInst) REFERENCES INSTITUTO(CodInst)</text:p>
      <text:p text:style-name="P11"/>
      <text:p text:style-name="P11">PROFESSOR(<text:span text:style-name="T1">Mat</text:span>, Salario, Titulo, CodInst)</text:p>
      <text:p text:style-name="P11">PROFESSOR(Mat) REFERENCES PESSOA(Matricula)</text:p>
      <text:p text:style-name="P12">PROFESSOR(CodInst) REFERENCES INSTITUTO(CodInst)</text:p>
      <text:p text:style-name="P11"/>
      <text:p text:style-name="P13">ALUNO(<text:span text:style-name="T1">Mat</text:span><text:span text:style-name="T2">, AtendEsp, CodC</text:span>)</text:p>
      <text:p text:style-name="P13">ALUNO(Mat) REFERENCES PESSOA(Matricula)</text:p>
      <text:p text:style-name="P12">ALUNO(CodC) REFERENCES CURSO(CodC)</text:p>
      <text:p text:style-name="P13"/>
      <text:p text:style-name="P13"><text:span text:style-name="T2">INSTITUTO(</text:span><text:span text:style-name="T1">CodInst,</text:span><text:span text:style-name="T2"> NomeInst</text:span>)</text:p>
      <text:p text:style-name="P13"/>
      <text:p text:style-name="P13">CURSO(<text:span text:style-name="T1">CodC</text:span>, NomeCurso, MatCoor, DtIniCoor,CodInst)</text:p>
      <text:p text:style-name="P13">CURSO(MatCoor) REFERENCES COORDENADOR(Mat)</text:p>
      <text:p text:style-name="P14">CURSO(CodInst) REFERENCES INSTITUTO(CodInst)</text:p>
      <text:p text:style-name="P14"/>
      <text:p text:style-name="P13">DISCIPLINA(<text:span text:style-name="T1">CodDisc</text:span>, NomeDisc, AnoFluxo, SemFluxo, C<text:span text:style-name="T3">arga</text:span>H<text:span text:style-name="T3">oraria</text:span>, Ementa)</text:p>
      <text:p text:style-name="P13"/>
      <text:p text:style-name="P13">ENDERECO(<text:span text:style-name="T1">IdEnd</text:span>, <text:span text:style-name="T2">Logradouro</text:span>, Num, Complemento, Bairro, Cidade, Cep, Estado, Pais)</text:p>
      <text:p text:style-name="P13"/>
      <text:p text:style-name="P15">GRADUACAO(<text:span text:style-name="T1">SituacaoGrad,</text:span><text:span text:style-name="T2"> </text:span><text:span text:style-name="T1">Mat</text:span><text:span text:style-name="T2">, DtMudancaSit</text:span>)</text:p>
      <text:p text:style-name="P16">GRADUACAO(Mat) REFERENCES ALUNO(Mat)</text:p>
      <text:p text:style-name="P15"/>
      <text:p text:style-name="P15">TURMA(<text:span text:style-name="T1">CodD</text:span>, <text:span text:style-name="T1">Semestre</text:span>,<text:span text:style-name="T2"> </text:span><text:span text:style-name="T1">Ano</text:span>, StatusAluno, MatP)</text:p>
      <text:p text:style-name="P12">TURMA(CodD) REFERENCES DISCIPLINA(CodDisc)</text:p>
      <text:p text:style-name="P17">TURMA(MatP) REFERENCES PROFESSOR(Mat)</text:p>
      <text:p text:style-name="P17"/>
      <text:p text:style-name="P18">GRADE_CURRICULAR(<text:span text:style-name="T1">CodC</text:span>, <text:span text:style-name="T1">CodDisc)</text:span></text:p>
      <text:p text:style-name="P4">GRADE_CURRICULAR(CodC) REFERENCES CURSO(CodC)</text:p>
      <text:p text:style-name="P4">GRADE_CURRICULAR(CodDisc) REFERENCES DISCIPLINA(CodDisc)</text:p>
      <text:p text:style-name="P4"/>
      <text:p text:style-name="P5">TELEFONE_PESSOA(<text:span text:style-name="T1">Mat</text:span>, <text:span text:style-name="T1">Telefone</text:span>) </text:p>
      <text:p text:style-name="P5">TELEFONE(Mat) REFERENCES PESSOA(Matricula)</text:p>
      <text:p text:style-name="P5"/>
      <text:p text:style-name="P5">EMAIL_PESSOA(<text:span text:style-name="T1">Mat</text:span>, <text:span text:style-name="T1">Email</text:span>)</text:p>
      <text:p text:style-name="P5">EMAIL(Mat) REFERENCES PESSOA(Matricula)</text:p>
      <text:p text:style-name="P5"/>
      <text:p text:style-name="P5">HORARIO_TURMA( <text:span text:style-name="T1">CodD</text:span>, <text:span text:style-name="T1">Semestre</text:span>, <text:span text:style-name="T1">Ano</text:span>, <text:span text:style-name="T1">Horario</text:span>)</text:p>
      <text:p text:style-name="P5">HORARIO_TURMA(CodD, Semestre, Ano) REFERENCES TURMA( CodD, Semestre, Ano)</text:p>
      <text:p text:style-name="P5"/>
      <text:p text:style-name="P5"/>
      <text:p text:style-name="P5"/>
      <text:p text:style-name="P6"><text:soft-page-break/>SALA_TURMA( <text:span text:style-name="T1">CodD</text:span>, <text:span text:style-name="T1">Semestre</text:span>, <text:span text:style-name="T1">Ano</text:span>, <text:span text:style-name="T1">Sala</text:span>)</text:p>
      <text:p text:style-name="P6">SALA_TURMA(CodD, Semestre, Ano) REFERENCES TURMA( CodD, Semestre, Ano)</text:p>
      <text:p text:style-name="P6"/>
      <text:p text:style-name="P3">TURMAS_SEMESTRE(<text:span text:style-name="T1">CodD</text:span>, <text:span text:style-name="T1">Semestre</text:span>, <text:span text:style-name="T1">Ano</text:span>, <text:span text:style-name="T1">MatAl</text:span>, Freq<text:span text:style-name="T1">)</text:span></text:p>
      <text:p text:style-name="P3">TURMAS_SEMESTRE(CodD, Semestre, Ano) REFERENCES TURMA( CodD, Semestre, Ano)</text:p>
      <text:p text:style-name="P3">TURMAS_SEMESTRE(MatAl) REFERENCES ALUNO(Mat)</text:p>
      <text:p text:style-name="P7"/>
      <text:p text:style-name="P8">NOTAS_TURMA(<text:span text:style-name="T1">CodD</text:span>, <text:span text:style-name="T1">Semestre</text:span>, <text:span text:style-name="T1">Ano</text:span>, <text:span text:style-name="T1">MatAl,</text:span> Nota<text:span text:style-name="T1">)</text:span></text:p>
      <text:p text:style-name="P8">NOTAS_TURMA(CodD, Semestre, Ano) REFERENCES TURMA( CodD, Semestre, Ano)</text:p>
      <text:p text:style-name="P8">NOTAS_TURMA(MatAl) REFERENCES ALUNO(Mat)</text:p>
      <text:p text:style-name="P7"/>
      <text:p text:style-name="P15"/>
      <text:p text:style-name="P13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2:54:03.020000000</meta:creation-date>
    <meta:generator>LibreOffice/5.1.3.2$Windows_X86_64 LibreOffice_project/644e4637d1d8544fd9f56425bd6cec110e49301b</meta:generator>
    <dc:date>2016-07-07T17:36:06.766000000</dc:date>
    <meta:editing-duration>PT1H16M32S</meta:editing-duration>
    <meta:editing-cycles>21</meta:editing-cycles>
    <meta:document-statistic meta:table-count="0" meta:image-count="0" meta:object-count="0" meta:page-count="2" meta:paragraph-count="42" meta:word-count="173" meta:character-count="1969" meta:non-whitespace-character-count="1837"/>
  </office:meta>
</office:document-meta>
</file>